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寸丁</text:p>
          </table:table-cell>
          <table:table-cell office:value-type="string" calcext:value-type="string">
            <text:p>丨川片</text:p>
          </table:table-cell>
          <table:table-cell table:style-name="Default" office:value-type="string" calcext:value-type="string">
            <text:p>丿彡行</text:p>
          </table:table-cell>
          <table:table-cell office:value-type="string" calcext:value-type="string">
            <text:p><text:span text:style-name="T1">丶氵</text:span>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<text:span text:style-name="T1">㇕</text:span>韋</text:p>
          </table:table-cell>
          <table:table-cell table:style-name="ce13" office:value-type="string" calcext:value-type="string">
            <text:p><text:span text:style-name="T2">㇆乙</text:span><text:span text:style-name="T3">了</text:span></text:p>
          </table:table-cell>
          <table:table-cell office:value-type="string" calcext:value-type="string">
            <text:p>乚絲幺乡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<text:span text:style-name="T1">二工</text:span>示夫</text:p>
          </table:table-cell>
          <table:table-cell office:value-type="string" calcext:value-type="string">
            <text:p>卜虎上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矢⺮攵</text:span>气</text:p>
          </table:table-cell>
          <table:table-cell office:value-type="string" calcext:value-type="string">
            <text:p><text:span text:style-name="T1">人金</text:span>食</text:p>
          </table:table-cell>
          <table:table-cell office:value-type="string" calcext:value-type="string">
            <text:p>⺈魚欠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十廿革</text:p>
          </table:table-cell>
          <table:table-cell office:value-type="string" calcext:value-type="string">
            <text:p>止齒走足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<text:span text:style-name="T1">亠言</text:span>方文</text:p>
          </table:table-cell>
          <table:table-cell office:value-type="string" calcext:value-type="string">
            <text:p>之礻衤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禾釆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豸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土士者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<text:span text:style-name="T1">丷</text:span>火灬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<text:span text:style-name="T1">艹甘其耳</text:span></text:p>
          </table:table-cell>
          <table:table-cell/>
          <table:table-cell table:style-name="Default"/>
          <table:table-cell/>
          <table:table-cell office:value-type="string" calcext:value-type="string">
            <text:p>斤爪瓜丘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豕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1">冫</text:span>丬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三丰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<text:span text:style-name="T1">己巳</text:span>巴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生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鬼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number-columns-repeated="2"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/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冂巾骨咼</text:p>
          </table:table-cell>
          <table:table-cell office:value-type="string" calcext:value-type="string">
            <text:p>門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石不而</text:span>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廴㠯</text:p>
          </table:table-cell>
          <table:table-cell/>
          <table:table-cell office:value-type="string" calcext:value-type="string">
            <text:p>力刀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亡</text:p>
          </table:table-cell>
          <table:table-cell office:value-type="string" calcext:value-type="string">
            <text:p>户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number-columns-repeated="2"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車舟馬龍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<text:span text:style-name="T1">厶虫</text:span>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<text:span text:style-name="T1">几凡風</text:span>殳</text:p>
          </table:table-cell>
          <table:table-cell office:value-type="string" calcext:value-type="string">
            <text:p><text:span text:style-name="T1">夕夂</text:span>夗</text:p>
          </table:table-cell>
          <table:table-cell office:value-type="string" calcext:value-type="string">
            <text:p>厂辰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西酉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2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目貝見且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甲申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09:24:59.348788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0:19:15.803909434</dc:date>
    <meta:editing-duration>P3DT22H19M23S</meta:editing-duration>
    <meta:editing-cycles>958</meta:editing-cycles>
    <meta:generator>LibreOffice/7.6.6.3$Linux_X86_64 LibreOffice_project/60$Build-3</meta:generator>
    <meta:document-statistic meta:table-count="1" meta:cell-count="424" meta:object-count="0"/>
  </office:meta>
</office:document-meta>
</file>